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17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bastard, orphan, son of a whore and a Scotsman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ropped in the middle of a forgotten <text:line-break/>spot in the Caribbean by Provide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mpoverished in squal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ero and a schola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6T11:44:43.504548961</meta:creation-date>
    <dc:date>2024-04-26T12:04:56.067738505</dc:date>
    <meta:editing-duration>PT10M2S</meta:editing-duration>
    <meta:editing-cycles>1</meta:editing-cycles>
    <meta:document-statistic meta:table-count="1" meta:image-count="0" meta:object-count="0" meta:page-count="1" meta:paragraph-count="4" meta:word-count="29" meta:character-count="160" meta:non-whitespace-character-count="134"/>
    <meta:generator>LibreOffice/6.0.7.3$Linux_X86_64 LibreOffice_project/00m0$Build-3</meta:generator>
  </office:meta>
</office:document-meta>
</file>